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rakter Steckbrief Deutsch<text:line-break/><text:line-break/>Grundlegende Angaben<text:line-break/><text:line-break/>Name: <text:line-break/>Bedeutung des Namen: <text:line-break/>Ursprung des Namen: <text:line-break/>Alter: <text:line-break/>Geschlecht: <text:line-break/>Nationalität: <text:line-break/>Ethnie: </text:p>
      <text:p text:style-name="Standard">Rasse: <text:line-break/>Sexuelle Orientierung: <text:line-break/>Familienstand: <text:line-break/>Politische Einstellung: <text:line-break/>Strafregister: <text:line-break/>Sozioökonomischer Status als Kind: <text:line-break/>Sozioökonomischer Status als Erwachsener: </text:p>
      <text:p text:style-name="Standard">Geburtsdatum:<text:line-break/>Geburtsort: <text:line-break/>Wohnort: <text:line-break/>Beruf: <text:line-break/>Titel/Rang: <text:line-break/>Hobbys/Freizeitbeschäftigungen: <text:line-break/>Talente/Fertigkeiten:</text:p>
      <text:p text:style-name="Standard"><text:tab/> <text:line-break/><text:line-break/>Vergangenheit<text:line-break/><text:line-break/>Heimatstadt: <text:line-break/>Erste Erinnerung:<text:line-break/>Wichtigstes Ereignis der Kindheit, das sie/ihn immer noch beeinflusst:<text:line-break/>Warum/Inwiefern?<text:line-break/>Andere Erinnerungen/Ereignisse, die sie/ihn immer noch beeinflussen und warum/inwiefern:<text:line-break/>Vergangene Fehler, von denen sie/er es peinlich fänden, wenn andere davon wüssten und warum:</text:p>
      <text:p text:style-name="Standard">Größtes Vorbild:</text:p>
      <text:p text:style-name="Standard">Warum?</text:p>
      <text:p text:style-name="Standard">Größte Desillusionierungen der Kindheit:</text:p>
      <text:p text:style-name="Standard">Hintergrund Geschichte:<text:line-break/><text:line-break/>Physische Merkmale<text:line-break/><text:line-break/>Größe:</text:p>
      <text:p text:style-name="Standard">Gewicht:</text:p>
      <text:p text:style-name="Standard">Körperhaltung:</text:p>
      <text:p text:style-name="Standard">Statur:</text:p>
      <text:p text:style-name="Standard">Haut:</text:p>
      <text:p text:style-name="Standard">Haar:</text:p>
      <text:p text:style-name="Standard">Ohren:</text:p>
      <text:p text:style-name="Standard">Augen:</text:p>
      <text:p text:style-name="Standard">Nase:</text:p>
      <text:p text:style-name="Standard">Mund:</text:p>
      <text:p text:style-name="Standard"><text:soft-page-break/>Gesichtsform:</text:p>
      <text:p text:style-name="Standard">Gesichtsausdrücke:</text:p>
      <text:p text:style-name="Standard">Beschreibe ihr/sein Lächeln:</text:p>
      <text:p text:style-name="Standard">Hände:</text:p>
      <text:p text:style-name="Standard">Füße:</text:p>
      <text:p text:style-name="Standard">Tätowierungen/Narben?</text:p>
      <text:p text:style-name="Standard">Rechts- oder Linkshänder?</text:p>
      <text:p text:style-name="Standard">Unverwechselbare Merkmale:</text:p>
      <text:p text:style-name="Standard">Wem sieht sie/er ähnlicher, Mutter oder Vater?</text:p>
      <text:p text:style-name="Standard">Stil (Elegant, Schäbig, etc):</text:p>
      <text:p text:style-name="Standard">Wie zieht sie/er sich an, was trägt sie/er normalerweise?</text:p>
      <text:p text:style-name="Standard">Andere Kleidung, die man in ihrem/seinem Schrank finden könnte:</text:p>
      <text:p text:style-name="Standard">Schmuck:</text:p>
      <text:p text:style-name="Standard">Andere Accessoires:</text:p>
      <text:p text:style-name="Standard">Waffen: </text:p>
      <text:p text:style-name="Standard">Gesundheit:</text:p>
      <text:p text:style-name="Standard">Hygiene:</text:p>
      <text:p text:style-name="Standard">Physische Mängel:</text:p>
      <text:p text:style-name="Standard">Physische Vorzüge:</text:p>
      <text:p text:style-name="Standard"><text:line-break/>Charakteristika<text:line-break/>Ist sie/er normalerweise eher kontrolliert oder schusselig?</text:p>
      <text:p text:style-name="Standard">Eigenheiten/Posen/Bewegungen:</text:p>
      <text:p text:style-name="Standard">Beschreibe ihren/seinen Gang:</text:p>
      <text:p text:style-name="Standard">Angewohnheiten/Zwangsstörungen/Obsessionen:</text:p>
      <text:p text:style-name="Standard">Sprachmuster:</text:p>
      <text:p text:style-name="Standard">Einzigartige Formulierungen/Phrasen/Wörter:</text:p>
      <text:p text:style-name="Standard">Flucht sie/er, und wenn ja, wie viel?</text:p>
      <text:p text:style-name="Standard">Schreibe einen kleinen Ausschnitt eines Dialoges um zu zeigen, was er/sie sagen könnte (kann eine Konversation mit jemand anderem sein):</text:p>
      <text:p text:style-name="Standard">Stimme:</text:p>
      <text:p text:style-name="Standard">Beschreibe ihr/sein Lachen:</text:p>
      <text:p text:style-name="Standard">Beschreibe ihr/sein Schlafmuster (leichter/tiefer Schlaf, gar kein Schlaf, zu viel Schlaf, etc.):</text:p>
      <text:p text:style-name="Standard">Beschreibe ihre/seine Wohnung/Haus:</text:p>
      <text:p text:style-name="Standard">Beschreibe ihr/sein Schlafzimmer:</text:p>
      <text:p text:style-name="Standard">Beschreibe ihre/seine täglichen Rituale:<text:line-break/>Psychische Eigenschaften, Attribute und Haltungen<text:line-break/>Intelligenz Level:</text:p>
      <text:p text:style-name="Standard">Gelernte Sprachen:</text:p>
      <text:p text:style-name="Standard">Langfristige Ziele und Wünsche des Charakters:</text:p>
      <text:p text:style-name="Standard">Kurzfristige Ziele und Wünsche des Charakters:</text:p>
      <text:p text:style-name="Standard">Geheime Wünsche: </text:p>
      <text:p text:style-name="Standard">Wie selbstbewusst ist sie/er?</text:p>
      <text:p text:style-name="Standard">Wie sieht sie/er sich selbst?</text:p>
      <text:p text:style-name="Standard">Wie denkt sie/er wird sie/er von anderen wahrgenommen?</text:p>
      <text:p text:style-name="Standard">Worauf ist sie/er am meisten stolz?</text:p>
      <text:p text:style-name="Standard">Was mag sie/er am wenigsten an sich selbst?</text:p>
      <text:p text:style-name="Standard">Wie drückt sie/er sich aus?</text:p>
      <text:p text:style-name="Standard">Ist sie/er im allgemeinen dominant, oder eher unterwürfig?</text:p>
      <text:p text:style-name="Standard">Wie geduldig ist sie/er?</text:p>
      <text:p text:style-name="Standard">Wird sie/er eher von Emotionen, von Logik, oder von etwas von beidem geleitet?</text:p>
      <text:p text:style-name="Standard">Sie/er ist am ruhigsten wenn:<text:line-break/><text:soft-page-break/></text:p>
      <text:p text:style-name="Standard">Sie/er ist am unruhigsten wenn:</text:p>
      <text:p text:style-name="Standard">Beschreibe ihren/seinen Humor:</text:p>
      <text:p text:style-name="Standard">Wenn sie/er sich etwas wünschen könnte, was wäre das?</text:p>
      <text:p text:style-name="Standard">Warum?</text:p>
      <text:p text:style-name="Standard">Charakter/Persönlichkeits-/Mentale/Soziale Stärken:</text:p>
      <text:p text:style-name="Standard">Charakter/Persönlichkeits-/Mentale/Soziale Schwächen:</text:p>
      <text:p text:style-name="Standard">Wenn sie/er mit einer der sieben Tugenden beschrieben wird, welche wäre es?</text:p>
      <text:p text:style-name="Standard">Wenn sie/er mit einer der sieben Todsünden beschrieben wird, welche wäre es?</text:p>
      <text:p text:style-name="Standard">Größte Schwachstelle (nicht physisch):</text:p>
      <text:p text:style-name="Standard">Optimist oder Pessimist:</text:p>
      <text:p text:style-name="Standard">Introvertiert oder extrovertiert:</text:p>
      <text:p text:style-name="Standard">Größte Angst:</text:p>
      <text:p text:style-name="Standard">Andere Ängste/Unsicherheiten/Phobien: </text:p>
      <text:p text:style-name="Standard">Emotionale/psychologische/soziale Besonderheiten:</text:p>
      <text:p text:style-name="Standard">Was sie/er am meisten bereut:</text:p>
      <text:p text:style-name="Standard">Anderes, was sie/er bereut:</text:p>
      <text:p text:style-name="Standard">Größte Leistung:</text:p>
      <text:p text:style-name="Standard">Andere Leistungen:</text:p>
      <text:p text:style-name="Standard">Musikalisches Talent/Instrumente:</text:p>
      <text:p text:style-name="Standard">Ihr/sein dunkelstes Geheimnis:</text:p>
      <text:p text:style-name="Standard">Andere Geheimnisse:<text:line-break/><text:line-break/>Mag/Mag nicht<text:line-break/><text:line-break/>Mag:<text:line-break/>Mag nicht:<text:line-break/>Lieblings...<text:line-break/>Farbe:<text:line-break/>Klamotten:<text:line-break/>Ort:<text:line-break/>Raum im Haus und warum:<text:line-break/>Essen/Trinken:<text:line-break/>Bücher:<text:line-break/>Historische Person:<text:line-break/>Fach in der Schule:<text:line-break/>Tier:<text:line-break/>Hass...<text:line-break/>Farbe:<text:line-break/>Klamotten:<text:line-break/>Ort:<text:line-break/>Raum im Haus und warum:<text:line-break/>Essen/Trinken:<text:line-break/>Musik Genre:<text:line-break/>Lieder und Sänger/Bands:<text:line-break/>Filme/Fernsehsendungen/Aufführungen:<text:line-break/>Schauspieler/Künstler:<text:line-break/>Bücher:<text:line-break/>Historische Person:<text:line-break/>Fach in der Schule:<text:line-break/>Tier:<text:line-break/><text:line-break/><text:soft-page-break/>Einfache Vergnügen:<text:line-break/>Größere Vergnügen:<text:line-break/>Wo hängt sie/er gerne ab?<text:line-break/>Wie sieht ihr/sein Traumort aus, wo sie/er leben will?<text:line-break/>Motto/Eigenes Zitat:<text:line-break/>Fortbewegungsmittel:<text:line-break/>Wichtigster Besitz:<text:line-break/>Warum?<text:line-break/><text:line-break/>Emotionale Charaktereigenschaften:<text:line-break/><text:line-break/>Beschreibe ihren/seinen Sinn für Moral:<text:line-break/>Was empfindet sie/er als Tabu (Etwas, das sie/er nie tun würden):<text:line-break/>Beschreibe ihre/seine Etikette:<text:line-break/>Beschreibe ihre/seine Selbstbeherrschung:<text:line-break/>Spontan oder strukturiert?<text:line-break/>Instinktiv oder logisch?<text:line-break/>Wie benimmt sie/er sich in der Öffentlichkeit?<text:line-break/>Wie benimmt sie/er sich privat?<text:line-break/>Wie benimmt sie/er sich bei Fremden bzw. bei Freunden?<text:line-break/>Wie benimmt sie/er sich bei der Familie?<text:line-break/>Inwiefern hat sie/er sich am meisten verändert seit ihrer/seiner Kindheit?<text:line-break/>Inwiefern ist sie/er gleich geblieben?<text:line-break/>Musste sie/er sich schon einmal mit dem Tod von jemandem, den sie/er kennt auseinander setzten?<text:line-break/>Wenn ja, wer?<text:line-break/>Inwiefern hat sie/ihn das beeinflusst?<text:line-break/>Wie reagiert sie/er auf...<text:line-break/>Konflikte/Gefahr:<text:line-break/>Ablehnung:<text:line-break/>Angst:<text:line-break/>Änderungen:<text:line-break/>Verlust:<text:line-break/>Sex/Flirten:<text:line-break/>Schmerz:<text:line-break/>Stress:<text:line-break/>Gruppenzwang:<text:line-break/>Schuld:<text:line-break/>Falsch liegen:<text:line-break/>Kritisiert werden:<text:line-break/>Beleidigt werden (oberflächlich: beschimpfen, etc):<text:line-break/>Andere Beleidigen:<text:line-break/>Lob:<text:line-break/>Geliebt werden:<text:line-break/>Gehasst werden:<text:line-break/>Erniedrigung:<text:line-break/>Wie zeigt sie/er...<text:line-break/>Ärger:<text:line-break/>Trauer:<text:line-break/>Angst:<text:line-break/>Freude/Aufregung:<text:line-break/>Liebe (Bedenke die "Fünf Sprachen der Liebe"):<text:line-break/>Lust:<text:line-break/><text:soft-page-break/>Stress/Unbehagen:<text:line-break/>Abneigung (gegen eine Person, ein Ding, oder eine Idee):<text:line-break/>Befürwortung (für eine Person, eine Ding, oder eine Idee):<text:line-break/>Wie drückt sie/er sich im allgemeinen aus?<text:line-break/>Was hält sie/er von...<text:line-break/>Heirat:<text:line-break/>Kinder:<text:line-break/>Familie:<text:line-break/>Jugendliche:<text:line-break/>Ältere Menschen:<text:line-break/>Sex:<text:line-break/>Liebe:<text:line-break/>Freundschaft/sonstige Beziehungen:<text:line-break/>Homosexualität:<text:line-break/>Das andere Geschlecht:<text:line-break/>Das selbe Geschlecht:<text:line-break/>Geld/Materielle Dinge:<text:line-break/>Politik:<text:line-break/>Religion:<text:line-break/>Schicksal/Verpflichtung:<text:line-break/>Magie/Märchen:<text:line-break/>Rassismus/Rassen generell:<text:line-break/>Wissenschaft/Technologie:<text:line-break/>Natur/Tiere:<text:line-break/>Moderne:<text:line-break/>Vorzeit:<text:line-break/>Ihre/seine Vergangenheit:<text:line-break/>Ihre/seine Zukunft:<text:line-break/>Ihre/seine Rolle in der Gesellschaft/im Job/etc:<text:line-break/>Drogen und Alkohol:<text:line-break/>Töten/Mord:<text:line-break/>Bildung:<text:line-break/>Das fremde/unbekannte:<text:line-break/>Wie sieht sie/er das Leben?<text:line-break/>Wie sieht sie/er den Tod?<text:line-break/>Wie sieht sie/er die Gesellschaft?<text:line-break/>Wie stellt sie/er sich ihren/seinen eigenen Tod vor?<text:line-break/>Was erhofft sie/er sich vom Leben?<text:line-break/>Wie stellt sie/er sich "Erfolg" vor?<text:line-break/>Was würde sie/er gerne an ihrem/seinen Leben ändern?<text:line-break/>Was motiviert sie/ihn?<text:line-break/>Warum?<text:line-break/>Was entmutigt sie/ihn?<text:line-break/>Warum?<text:line-break/>Was macht sie/ihn glücklich?<text:line-break/>Warum?<text:line-break/>Was macht sie/ihn traurig?<text:line-break/>Warum?<text:line-break/>Was macht sie/ihn wütend?<text:line-break/>Warum?<text:line-break/>Was demütigt sie/ihn?<text:line-break/>Was beschreibt ihren/seinen Charakter am meisten?<text:line-break/><text:soft-page-break/>Psychoanalyse (Beschreibe warum sie/er sich so benimmt wie sie/er sich benimmt):<text:line-break/>Kommt das von ihrer/seiner Kindheit, oder einem Ereignis, oder chemischen Reaktionen im Gehirn?<text:line-break/><text:line-break/>Beziehung zu Anderen (Nicht verheiratet)<text:line-break/><text:line-break/>Beziehungsfertigkeit:<text:line-break/>Liebe (nicht sexuell):<text:line-break/>Lüste:<text:line-break/>Schwarm:<text:line-break/>Feste Freundin/fester Freund:<text:line-break/>Andere(r) Liebhaber:<text:line-break/>Personenstand:<text:line-break/>Erster Schwarm:<text:line-break/>Hat das angedauert?<text:line-break/>Warum, oder warum nicht?<text:line-break/>Beste Freunde:<text:line-break/>Freunde:<text:line-break/>Mentor:<text:line-break/>Hasst:<text:line-break/>Mag nicht:<text:line-break/>Rivalen:<text:line-break/>Haustiere:<text:line-break/>Welche Art von Person würde sie/er als perfekten Partner ansehen?<text:line-break/>Urteilt sie/er über andere und wenn ja, wie?<text:line-break/><text:line-break/>Wie wird sie/er wahrgenommen von...<text:line-break/>Fremden?<text:line-break/>Freunden?<text:line-break/>Mitarbeitern/Kollegen?<text:line-break/>Liebhabern?<text:line-break/><text:line-break/>Was muss passieren um diese Wahrnehmung zu ändern, wenn das überhaupt möglich ist?<text:line-break/>Beschreibe ihr/sein Vertrauen zu anderen:<text:line-break/>Welche Arten von Personen mag sie/er, oder mit welchen hat sie/er viel Umgang?<text:line-break/>Welche Arten von Personen mag sie/er nicht, oder mit welchen hat sie/er ungern Umgang?<text:line-break/>Wie behandelt sie/er Personen des anderen Geschlechts?<text:line-break/>Wie behandelt sie/er Personen des gleichen Geschlechts?<text:line-break/>Was mögen Freunde und Familie am meisten an ihr/ihm?<text:line-break/>Was mögen Freunde und Familie am wenigsten an ihr/ihm?<text:line-break/>Kennt sie/er jemanden der gestorben ist und wenn ja, inwiefern beeinflusst sie/ihn das?<text:line-break/><text:line-break/>Sex und Liebesleben<text:line-break/><text:line-break/>Was empfindet sie/er als ein romantisches Date, Aktivität, oder Kulisse?<text:line-break/>Was hat sie/er bei ihrem/seinem ersten Date getan?<text:line-break/>Wie läuft ein normales Date bei ihr/ihm ab?<text:line-break/>Wie würde sie/er gerne einen Heiratsantrag stellen, oder gestellt bekommen?<text:line-break/>Jungfrau?<text:line-break/>Beschreibe ihr/sein sexual Leben:<text:line-break/>Wie oft hat sie/er Sex?<text:line-break/>Wie lange kann sie/er ohne Sex leben?<text:line-break/><text:soft-page-break/>Wie fühlt sie/er sich nach dem Sex?<text:line-break/>Hat sie/er Selbstbeherrschung, wenn jemand, den sie/er begehrt anwesend ist? Beschreibe:<text:line-break/>Spielt Sex eine wichtige Rolle in ihrer/seiner Beziehung, wenn ja, inwiefern?<text:line-break/>Anturner:<text:line-break/>Abturner:<text:line-break/>Fetische/Fantasien:<text:line-break/>Sexuelle Eigenheiten:<text:line-break/>Sexuelle Stärken:<text:line-break/>Sexuelle Schwächen:<text:line-break/>Für gewöhnlich oben oder unten?<text:line-break/>Dominant oder Devot?<text:line-break/>Beschreibe ihre/seine erste sexuelle Erfahrung:<text:line-break/>In welchem Alter?<text:line-break/>War das geplant/beabsichtigt?<text:line-break/>War es einvernehmlich?<text:line-break/>Wie hat sie/er sich danach gefühlt?<text:line-break/>Inwiefern hat das ihren/seinen Charakter beeinflusst, wenn überhaupt?<text:line-break/>Hat er jemals jemanden geschwängert, oder wurde sie schwanger?<text:line-break/>Falls ja...<text:line-break/>Wen, oder von wem?<text:line-break/>War es geplant?<text:line-break/>War es einvernehmlich?<text:line-break/>War es eine erfolgreiche Schwangerschaft (hat es gelebt)?<text:line-break/>Hat sie/er das Kind behalten, zur Adoption frei gegeben, oder abgetrieben und warum?<text:line-break/>Ist sie/er bei dem Kind/der Familie/dem Partner geblieben, warum, oder warum nicht?<text:line-break/>Hatte sie/er jemals Sex, oder sexuelle Erfahrungen mit einer Person des gleichen Geschlechts?<text:line-break/>Mit wem?<text:line-break/>War es geplant/beabsichtigt?<text:line-break/>War es einvernehmlich?<text:line-break/>Wie hat sie/er sich danach gefühlt?<text:line-break/>Mögliche psychologische Gründe für ihre/seine sexuellen Fantasien oder Verhaltensweisen:<text:line-break/><text:line-break/>Familie (von der sie/er aufgezogen wurde)<text:line-break/><text:line-break/>Derzeitige Familienmitglieder und ihr Alter:<text:line-break/>Ethnie und/oder Spezies der Mutter:<text:line-break/>Ethnie und/oder Spezies des Vaters:<text:line-break/>Reihenfolge der Geburten:<text:line-break/>Größerer Familienkreis:<text:line-break/>Irgendwelche wichtigen/berüchtigten/berühmten Vorfahren, und falls ja, wer?<text:line-break/>Beschreibe ihre/seine Ahnengeschichte, wenn es etwas wichtiges gibt:<text:line-break/>Leibliche Eltern:<text:line-break/>Leben diese noch?<text:line-break/>Haben diese sie/ihn aufgezogen?<text:line-break/>Falls nicht, warum und was ist passiert?<text:line-break/>In welchem Alter war sie/er, als das passiert ist?<text:line-break/>Was haben diese beruflich getan?<text:line-break/>Sind diese noch zusammen?<text:line-break/>Falls nicht, wie, wann und warum haben diese sich getrennt?<text:line-break/>Wie haben die beiden Elternteile sie/ihn behandelt, als sie/er aufgewachsen ist?<text:line-break/>Wie behandeln die beiden Elternteile sie/ihn nun?<text:line-break/>Was denken die beiden Elternteile von ihr/ihm?<text:line-break/><text:soft-page-break/>Was ändert die Meinung der beiden Elternteile über sie/ihn, wenn überhaupt und inwiefern?<text:line-break/>Wie hat sie/er ihre/seine beiden Elternteile behandelt, als sie/er aufgewachsen ist?<text:line-break/>Wie behandelt sie/er ihre/seine Eltern nun?<text:line-break/>Betreuer (wenn es andere als die Eltern gibt):<text:line-break/>Wie war das Verhältnis von ihr/ihr zu dem/den Betreuer(n)?<text:line-break/>Ist/sind der/die Betreuer noch am Leben?<text:line-break/>In welchem Alter wurde sie/er von dem/den Betreuer/n aufgezogen?<text:line-break/>Wusste sie/er, dass der/die Betreuer ihre/seine leiblichen Eltern kannte(n)?<text:line-break/>Kannte sie/er ihre/seine leiblichen Eltern?<text:line-break/>Wie hat/haben der/die Betreuer sie/ihn behandelt?<text:line-break/>Wie hat sie/er den/die Betreuer behandelt?<text:line-break/>Geschwister (Falls es welche gibt):<text:line-break/>Sind sie noch am Leben, falls nicht, wer ist weswegen gestorben und wann?<text:line-break/>Beschreibe wie die einzelnen Geschwister sie/ihn behandeln:<text:line-break/>Beschreibe wie sie/ihn die einzelnen Geschwister behandelt:<text:line-break/>Hat sie/er immer noch Kontakt zu den Geschwistern?<text:line-break/>Inwiefern hat sich ihre/seine die Beziehung zu den Geschwistern seit der Kindheit verändert?<text:line-break/>Wie ist sie/er generell mit der Familie klar gekommen?<text:line-break/>Wie ist sie/er generell mit den Geschwistern klar gekommen, falls es welche gab?<text:line-break/>Beschreibe ihr/sein Familienleben, als sie/er aufgewachsen ist:<text:line-break/>Beschreibe ihr/sein derzeitiges Familienleben:<text:line-break/>Lieblingselternteil:<text:line-break/>Warum?<text:line-break/><text:line-break/>Familie (die er/sie gegründet hat)<text:line-break/><text:line-break/>Partner:<text:line-break/>Ist dies ihre/seine erste Heirat/Familie? (Falls nicht beantworte diese Fragen auch für die vorherige Familie/Heirat):<text:line-break/>Wie, warum und wann hat er/sie sich geschieden/getrennt?<text:line-break/>War es einvernehmlich?<text:line-break/>Wenn sie Kinder hatten, wer hat sie zu sich genommen?<text:line-break/>Falls es aufgrund eines Todes war, was ist passiert und warum?<text:line-break/>Hat sie/er nochmal geheiratet, falls ja wen?<text:line-break/>Wie haben die Kinder, falls es welche gab, darauf reagiert?<text:line-break/>Ist sie/er legitim verheiratet?<text:line-break/>Falls nicht, gibt es andere Leute, die davon wissen?<text:line-break/>Wann hat sie/er geheiratet?<text:line-break/>Wie hat sie/er ihren/seinen Partner zum ersten mal gesehen?<text:line-break/>Wie hat sie/er den Antrag gestellt, bzw. gestellt bekommen?<text:line-break/>Mätressen/Geheime Liebhaber/Liebhaber außerhalb der Ehe:<text:line-break/>Weiß der Partner davon?<text:line-break/>Falls ja, wie und wann hat er davon erfahren?<text:line-break/>Wie hat er reagiert und was ist darauf passiert?<text:line-break/>Gibt es irgendwelche unehelichen Kinder und falls ja, von und mit wem?<text:line-break/>Weiß jemand davon?<text:line-break/>Falls ja, wie und wann hat diese Person das herausgefunden?<text:line-break/>Wie hat diese Person reagiert und was ist darauf passiert?<text:line-break/>Kinder und ihr Alter:<text:line-break/>Wer sind die Eltern der einzelnen Kinder?<text:line-break/>Wurden welche von ihnen unehelich geboren, falls ja, welche?<text:line-break/>Wie behandeln die einzelnen Söhne/Töchter sie/ihn?<text:line-break/><text:soft-page-break/>Wie behandelt sie/er die einzelnen Söhne/Töchter?<text:line-break/>Was halten die einzelnen Söhne/Töchter von ihr/ihm?<text:line-break/>Was hält sie/er von den einzelnen Söhnen/Töchtern?<text:line-break/>Wie verändert sich ihre/seine Beziehung zu den Söhnen/Töchtern, wenn diese älter werden?<text:line-break/><text:line-break/>Spirituelle Charakteristika<text:line-break/><text:line-break/>Religion:<text:line-break/>Glaubt sie/er an einen Gott, oder eine Göttin?<text:line-break/>Was ist ihr/sein spiritueller Glaube?<text:line-break/>Ist Religion oder Spiritualität ein wichtiger Teil ihres/seines Lebens? <text:line-break/>Falls ja, was für eine Rolle spielt es in ihrem/seinem Leben?<text:line-break/>Aberglaube:<text:line-break/>Chinesisches Sternzeichen:<text:line-break/>Astrologisches Sternzeichen:<text:line-break/>Element:<text:line-break/><text:line-break/>Was wäre wenn...<text:line-break/><text:line-break/>Was wäre, wenn sie/er ein Tier wäre, welches Tier wäre sie/er?<text:line-break/>Warum?<text:line-break/>Was wäre wenn sie/er dem anderen Geschlecht angehören würde, was würde sie/er...<text:line-break/>Tun?<text:line-break/>Sagen?<text:line-break/>Fühlen?<text:line-break/>Was wäre, wenn sie/er ein Objekt sein würde, welches Objekt wäre sie/er?<text:line-break/>Warum?<text:line-break/>Was wäre, wenn sie/er einer Person mit dem exakt selben Charakter gegenüber stehen würde, was würde sie/er tun?<text:line-break/>Was wäre, wenn sie/er eine körperliche Behinderung bekäme, was würde sie/er tun und inwiefern würde das sie/ihn ändern?<text:line-break/>Was wäre, wenn sie/er plötzlich in eine ganz neue und fremde Umgebung/Land/Plant/etc gesteckt wird, wie würde sie/er sich verhalten?<text:line-break/>Was wäre wenn sie/er (wenn das nicht schon passiert ist) ein Kind hätte, wie würde sie/er sich verhalten?<text:line-break/><text:line-break/>Anderes<text:line-break/><text:line-break/>Welcher Song passt am besten zu ihr/ihm?<text:line-break/>Wenn du sie/ihn mit einem schon existierenden Charakter vergleichen könntest, welcher wäre sie/er und warum?<text:line-break/>Wenn du einen Schauspieler für sie/ihn aussuchen könntest, wer wäre es?<text:line-break/>Wenn du einen Synchronsprecher für sie/ihn aussuchen könntest, wer wäre es?<text:line-break/>Wer oder was hat dich inspiriert sie/ihn zu erschaffen?<text:line-break/><text:line-break/>Wie ist sie/er in die Geschichte verwickelt<text:line-break/><text:line-break/>Ihre/seine Rolle in der Geschichte (Hauptcharakter? Held? Bösewicht? Etc):<text:line-break/>Szene in der sie/er zum ersten mal auftaucht:<text:line-break/>Ihre/seine Beziehung zu den anderen Charakteren:<text:line-break/>Wo, wie und wann hat sie/er zum ersten mal mit den anderen Charakteren interagiert:<text:line-break/>Wie war ihr/sein Leben bevor sich etwas daran geändert hat, wenn überhaupt:<text:line-break/><text:soft-page-break/>Wie hat sich ihr/sein Charakter am Ende der Geschichte im Vergleich zum Anfang verändert:<text:line-break/>Hintergrundgeschichte:<text:line-break/>Zusätzliche Angaben zu ihr/ihm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0T18:29:58.57</meta:creation-date>
    <dc:date>2014-01-18T13:40:10.21</dc:date>
    <meta:editing-duration>PT16H3M33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0" meta:paragraph-count="85" meta:word-count="1947" meta:character-count="14656"/>
  </office:meta>
</office:document-meta>
</file>